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left" draw:textarea-vertical-align="to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5cm" svg:height="11.88cm" svg:x="1.66cm" svg:y="1.66cm">
          <text:p text:style-name="P1">Design1</text:p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3.3cm" svg:height="1.65cm" svg:x="2.32cm" svg:y="2.65cm">
          <text:p text:style-name="P1">Inst1 “R1”</text:p>
        </draw:rect>
        <draw:rect draw:style-name="gr2" draw:text-style-name="P1" draw:layer="layout" svg:width="3.3cm" svg:height="1.65cm" svg:x="6.28cm" svg:y="2.65cm">
          <text:p text:style-name="P1">Inst2 “C3”</text:p>
        </draw:rect>
        <draw:rect draw:style-name="gr2" draw:text-style-name="P1" draw:layer="layout" svg:width="3.3cm" svg:height="1.65cm" svg:x="10.24cm" svg:y="2.65cm">
          <text:p text:style-name="P1">Inst3 “R4”</text:p>
        </draw:rect>
        <draw:rect draw:style-name="gr2" draw:text-style-name="P1" draw:layer="layout" svg:width="4.125cm" svg:height="1.65cm" svg:x="14.07cm" svg:y="2.62cm">
          <text:p text:style-name="P1">Inst3 “R4”</text:p>
        </draw:rect>
        <draw:rect draw:style-name="gr2" draw:text-style-name="P1" draw:layer="layout" svg:width="4.125cm" svg:height="1.65cm" svg:x="14.283cm" svg:y="2.85cm">
          <text:p text:style-name="P1">Inst3 “R4”</text:p>
        </draw:rect>
        <draw:rect draw:style-name="gr2" draw:text-style-name="P1" draw:layer="layout" svg:width="4.125cm" svg:height="1.65cm" svg:x="14.495cm" svg:y="3.08cm">
          <text:p text:style-name="P1">Inst4[1:4] “C”</text:p>
        </draw:rect>
        <draw:rect draw:style-name="gr3" draw:text-style-name="P1" draw:layer="layout" svg:width="11.22cm" svg:height="3.3cm" svg:x="2.32cm" svg:y="4.96cm">
          <text:p text:style-name="P1">SubInst1 “A”</text:p>
        </draw:rect>
        <draw:rect draw:style-name="gr2" draw:text-style-name="P1" draw:layer="layout" svg:width="3.3cm" svg:height="1.65cm" svg:x="2.65cm" svg:y="5.95cm">
          <text:p text:style-name="P1">Inst1 “R1”</text:p>
        </draw:rect>
        <draw:rect draw:style-name="gr2" draw:text-style-name="P1" draw:layer="layout" svg:width="3.3cm" svg:height="1.65cm" svg:x="6.28cm" svg:y="5.95cm">
          <text:p text:style-name="P1">Inst2 “C”</text:p>
        </draw:rect>
        <draw:rect draw:style-name="gr2" draw:text-style-name="P1" draw:layer="layout" svg:width="3.3cm" svg:height="1.65cm" svg:x="9.91cm" svg:y="5.95cm">
          <text:p text:style-name="P1">Inst3 “C3”</text:p>
        </draw:rect>
        <draw:rect draw:style-name="gr3" draw:text-style-name="P1" draw:layer="layout" svg:width="12.21cm" svg:height="3.3cm" svg:x="13.87cm" svg:y="4.96cm">
          <text:p text:style-name="P1">SubInst2</text:p>
        </draw:rect>
        <draw:rect draw:style-name="gr2" draw:text-style-name="P1" draw:layer="layout" svg:width="3.3cm" svg:height="1.65cm" svg:x="14.1cm" svg:y="5.95cm">
          <text:p text:style-name="P1">Inst1 “R2”</text:p>
        </draw:rect>
        <draw:rect draw:style-name="gr2" draw:text-style-name="P1" draw:layer="layout" svg:width="4.125cm" svg:height="1.65cm" svg:x="17.66cm" svg:y="5.95cm">
          <text:p text:style-name="P1">Inst3 “R4”</text:p>
        </draw:rect>
        <draw:rect draw:style-name="gr2" draw:text-style-name="P1" draw:layer="layout" svg:width="4.125cm" svg:height="1.65cm" svg:x="17.873cm" svg:y="6.18cm">
          <text:p text:style-name="P1">Inst3 “R4”</text:p>
        </draw:rect>
        <draw:rect draw:style-name="gr2" draw:text-style-name="P1" draw:layer="layout" svg:width="4.125cm" svg:height="1.65cm" svg:x="18.085cm" svg:y="6.41cm">
          <text:p text:style-name="P1">Inst2[5:1] “R”</text:p>
        </draw:rect>
        <draw:rect draw:style-name="gr2" draw:text-style-name="P1" draw:layer="layout" svg:width="3.3cm" svg:height="1.65cm" svg:x="22.48cm" svg:y="5.95cm">
          <text:p text:style-name="P1">Inst3 “C5”</text:p>
        </draw:rect>
        <draw:rect draw:style-name="gr3" draw:text-style-name="P1" draw:layer="layout" svg:width="8.58cm" svg:height="4.62cm" svg:x="2.32cm" svg:y="8.59cm">
          <text:p text:style-name="P1">SubInst3 “B”</text:p>
        </draw:rect>
        <draw:rect draw:style-name="gr3" draw:text-style-name="P1" draw:layer="layout" svg:width="7.92cm" svg:height="3.2cm" svg:x="2.65cm" svg:y="9.68cm">
          <text:p text:style-name="P1">SubInst4 “C”</text:p>
        </draw:rect>
        <draw:rect draw:style-name="gr2" draw:text-style-name="P1" draw:layer="layout" svg:width="3.3cm" svg:height="1.65cm" svg:x="3.31cm" svg:y="10.8cm">
          <text:p text:style-name="P1">Inst1 “R”</text:p>
        </draw:rect>
        <draw:rect draw:style-name="gr2" draw:text-style-name="P1" draw:layer="layout" svg:width="3.3cm" svg:height="1.65cm" svg:x="6.97cm" svg:y="10.8cm">
          <text:p text:style-name="P1">Inst2 “C”</text:p>
        </draw:rect>
        <draw:rect draw:style-name="gr3" draw:text-style-name="P1" draw:layer="layout" svg:width="11.22cm" svg:height="3.3cm" svg:x="11.23cm" svg:y="8.59cm">
          <text:p text:style-name="P1">SubInst5[1,4,3] “X”</text:p>
        </draw:rect>
        <draw:rect draw:style-name="gr3" draw:text-style-name="P1" draw:layer="layout" svg:width="11.22cm" svg:height="3.3cm" svg:x="11.43cm" svg:y="8.79cm">
          <text:p text:style-name="P1">SubInst5[1,4,3] “X”</text:p>
        </draw:rect>
        <draw:rect draw:style-name="gr3" draw:text-style-name="P1" draw:layer="layout" svg:width="11.22cm" svg:height="3.3cm" svg:x="11.63cm" svg:y="8.99cm">
          <text:p text:style-name="P1">SubInst5[1,4,3] “X”</text:p>
        </draw:rect>
        <draw:rect draw:style-name="gr2" draw:text-style-name="P1" draw:layer="layout" svg:width="3.3cm" svg:height="1.65cm" svg:x="11.99cm" svg:y="10.14cm">
          <text:p text:style-name="P1">Inst1 “R”</text:p>
        </draw:rect>
        <draw:rect draw:style-name="gr2" draw:text-style-name="P1" draw:layer="layout" svg:width="3.3cm" svg:height="1.65cm" svg:x="15.65cm" svg:y="10.14cm">
          <text:p text:style-name="P1">Inst2 “D”</text:p>
        </draw:rect>
        <draw:rect draw:style-name="gr2" draw:text-style-name="P1" draw:layer="layout" svg:width="3.3cm" svg:height="1.65cm" svg:x="19.25cm" svg:y="10.11cm">
          <text:p text:style-name="P1">Inst3 “R2”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11T10:51:47</meta:creation-date>
    <dc:date>2012-01-11T11:04:23</dc:date>
    <dc:creator>Richard Black</dc:creator>
    <meta:editing-duration>PT00H05M10S</meta:editing-duration>
    <meta:editing-cycles>1</meta:editing-cycles>
    <meta:document-statistic meta:object-count="27"/>
    <meta:generator>OpenOffice.org/3.1$Linux OpenOffice.org_project/310m19$Build-9420</meta:generator>
  </office:meta>
</office:document-meta>
</file>